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F000000F2C7FF735B27C0C71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4087" officeooo:paragraph-rsid="001040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5.339cm" svg:y="2.746cm" svg:width="6.324cm" svg:height="6.403cm" draw:z-index="0"><draw:image xlink:href="Pictures/10000201000000EF000000F2C7FF735B27C0C71F.png" xlink:type="simple" xlink:show="embed" xlink:actuate="onLoad" loext:mime-type="image/png"/></draw:frame>Test document for nik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0:08:28.587448229</meta:creation-date>
    <dc:date>2018-07-12T10:09:43.253398023</dc:date>
    <meta:editing-duration>PT1M16S</meta:editing-duration>
    <meta:editing-cycles>1</meta:editing-cycles>
    <meta:document-statistic meta:table-count="0" meta:image-count="1" meta:object-count="0" meta:page-count="1" meta:paragraph-count="1" meta:word-count="4" meta:character-count="24" meta:non-whitespace-character-count="21"/>
    <meta:generator>LibreOffice/6.0.5.2$Linux_X86_64 LibreOffice_project/54c8cbb85f300ac59db32fe8a675ff7683cd5a16</meta:generator>
  </office:meta>
</office:document-meta>
</file>